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9" table:end-x="19.71mm" table:end-y="3.45mm" draw:z-index="0" draw:name="Diagram 4" draw:style-name="gr1" draw:text-style-name="P1" svg:width="222.64mm" svg:height="103.72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.00.00</text:date>, <text:time style:data-style-name="N2" text:time-value="14:37:58.3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1T14:38:11.872000000</dc:date>
    <meta:print-date>2006-09-05T16:08:04</meta:print-date>
    <meta:editing-duration>PT11M20S</meta:editing-duration>
    <meta:editing-cycles>7</meta:editing-cycles>
    <meta:generator>LibreOfficeDev/5.4.0.0.alpha0$Windows_x86 LibreOffice_project/fedf4e5db7d9f755fa356e986ec0f0b8bf3bef57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end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tick-marks-minor-inner="false" chart:tick-marks-minor-outer="true" chart:logarithmic="false" chart:origin="0" chart:gap-width="150" chart:text-overlap="true" chart:reverse-direction="false" text:line-break="false" loext:try-staggering-first="false" chart:link-data-style-to-source="true" chart:axis-position="end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2.265cm" svg:height="10.373cm" xlink:href=".." xlink:type="simple" chart:class="chart:bar" chart:style-name="ch1">
        <chart:title svg:x="9.354cm" svg:y="0.364cm" chart:style-name="ch2">
          <text:p>Éves árbevétel</text:p>
        </chart:title>
        <chart:legend svg:x="0.206cm" svg:y="3.001cm" style:legend-expansion="custom" chartooo:width="2.897cm" chartooo:height="3.078cm" style:legend-expansion-aspect-ratio="0.941195581546459" chart:style-name="ch3"/>
        <chart:plot-area chart:style-name="ch4" table:cell-range-address="Mo_példa_06_a.D9:Mo_példa_06_a.H14" chart:data-source-has-labels="both" svg:x="4.311cm" svg:y="0.993cm" svg:width="17.022cm" svg:height="6.698cm">
          <chartooo:coordinate-region svg:x="4.311cm" svg:y="1.588cm" svg:width="14.441cm" svg:height="5.931cm"/>
          <chart:axis chart:dimension="x" chart:name="primary-x" chart:style-name="ch5" chartooo:axis-type="auto">
            <chartooo:date-scale/>
            <chart:title svg:x="12.024cm" svg:y="7.898cm" chart:style-name="ch6">
              <text:p>Negyedév</text:p>
            </chart:title>
            <chart:categories table:cell-range-address="Mo_példa_06_a.E9:Mo_példa_06_a.H10"/>
          </chart:axis>
          <chart:axis chart:dimension="y" chart:name="primary-y" chart:style-name="ch7">
            <chart:title svg:x="3.358cm" svg:y="5.365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  <table:table-cell office:value-type="string">
                <text:p>4. negyedév</text:p>
                <text:list>
                  <text:list-item>
                    <text:p/>
                  </text:list-item>
                  <text:list-item>
                    <text:p>4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